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able_20_Contents">
      <style:text-properties officeooo:paragraph-rsid="002ad322"/>
    </style:style>
    <style:style style:name="P8" style:family="paragraph" style:parent-style-name="Text_20_body">
      <style:text-properties officeooo:paragraph-rsid="002ad322"/>
    </style:style>
    <style:style style:name="P9" style:family="paragraph" style:parent-style-name="Text_20_body">
      <style:paragraph-properties fo:margin-top="0in" fo:margin-bottom="0in" style:contextual-spacing="false"/>
      <style:text-properties officeooo:paragraph-rsid="002ad322"/>
    </style:style>
    <style:style style:name="P10" style:family="paragraph" style:parent-style-name="Text_20_body">
      <style:text-properties officeooo:rsid="002ad322" officeooo:paragraph-rsid="002ad322"/>
    </style:style>
    <style:style style:name="P11" style:family="paragraph" style:parent-style-name="Text_20_body">
      <style:text-properties officeooo:rsid="002ad322" officeooo:paragraph-rsid="002b9b62"/>
    </style:style>
    <style:style style:name="P12" style:family="paragraph" style:parent-style-name="Table_20_Contents">
      <style:text-properties fo:color="#808080" loext:opacity="100%" officeooo:rsid="002ad322" officeooo:paragraph-rsid="002ad322"/>
    </style:style>
    <style:style style:name="P13" style:family="paragraph" style:parent-style-name="Table_20_Contents">
      <style:text-properties officeooo:paragraph-rsid="002b9b62"/>
    </style:style>
    <style:style style:name="P14" style:family="paragraph" style:parent-style-name="Heading_20_4">
      <style:paragraph-properties fo:break-before="page"/>
    </style:style>
    <style:style style:name="P15" style:family="paragraph" style:parent-style-name="Heading_20_5">
      <style:text-properties officeooo:paragraph-rsid="002ad322"/>
    </style:style>
    <style:style style:name="P16" style:family="paragraph" style:parent-style-name="Heading_20_5">
      <style:text-properties officeooo:rsid="002ad322" officeooo:paragraph-rsid="002ad322"/>
    </style:style>
    <style:style style:name="P17" style:family="paragraph" style:parent-style-name="Heading_20_5">
      <style:paragraph-properties fo:break-before="page"/>
      <style:text-properties officeooo:rsid="002ad322" officeooo:paragraph-rsid="002ad322"/>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2ad322" style:font-style-asian="italic" style:font-style-complex="italic"/>
    </style:style>
    <style:style style:name="T4" style:family="text">
      <style:text-properties officeooo:rsid="002ad322"/>
    </style:style>
    <style:style style:name="T5" style:family="text">
      <style:text-properties fo:color="#808080" loext:opacity="100%"/>
    </style:style>
    <style:style style:name="T6" style:family="text">
      <style:text-properties fo:color="#808080" loext:opacity="100%" officeooo:rsid="002ad322"/>
    </style:style>
    <style:style style:name="T7" style:family="text">
      <style:text-properties fo:color="#000000" loext:opacity="100%"/>
    </style:style>
    <style:style style:name="T8" style:family="text">
      <style:text-properties fo:color="#000000" loext:opacity="100%" officeooo:rsid="002ad322"/>
    </style: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14" text:outline-level="4">C Programming Language</text:h>
      <text:p text:style-name="P10">Should <text:span text:style-name="T2">$PROJECT_C</text:span> is set to its source directory (default is “<text:span text:style-name="T2">srcC/</text:span>”), AutomataCI shall setup as many C compilers as its possibly can for catering smooth cross-compilations. Do note that setting up C Programming Language working environment can be very complicated depending on host machine OS, host machine CPU, the target device’s OS, the target device’s CPU architecture, and the target device’s compilers’ availability.</text:p>
      <text:p text:style-name="P8"><text:span text:style-name="T4">AutomataCI does offer </text:span>embedded use <text:span text:style-name="T4">cases</text:span> (<text:span text:style-name="T4">one of the </text:span>edge case). <text:span text:style-name="T4">I</text:span>t is the customer’s duty to setup the compiler in the host machine. Known edge cases setup are documented in the following sub-sections.</text:p>
      <text:p text:style-name="P8"/>
      <text:h text:style-name="P15" text:outline-level="5">From LINUX-AMD64 for AVR Microcontrollers</text:h>
      <text:p text:style-name="P10">On <text:span text:style-name="T2">linux-amd64</text:span> host machine, the compilers for Microchip’s AVR microcontrollers <text:s/>(ATMEGA series) can be supplied and installed via the Linux Host (Debian) OS native packaging system (e.g. APT) manually. The command are tabulated in Table <text:sequence-ref text:reference-format="category-and-value" text:ref-name="refText0">1.1.1.1.1.1</text:sequence-ref>.</text:p>
      <text:p text:style-name="Table"><text:bookmark-start text:name="__DdeLink__290_1146808578"/><text:span text:style-name="T4">Table</text:span> <text:sequence text:ref-name="refText0" text:name="Text" text:formula="ooow:Text+1" style:num-format="1">1.1.1.1.1.1</text:sequence>: <text:span text:style-name="T4">Manual commands for installing AVR C compilers for Linux Debian</text:span></text:p>
      <table:table table:name="Table2" table:style-name="Table2">
        <table:table-column table:style-name="Table2.A"/>
        <table:table-row>
          <table:table-cell table:style-name="Table2.A1" office:value-type="string">
            <text:p text:style-name="P12">$ su # enter root mode</text:p>
            <text:p text:style-name="P7"><text:span text:style-name="T5">$ apt install</text:span> avr-libc avrdude binutils-avr gcc-avr srecord <text:span text:style-name="T5">-y</text:span></text:p>
            <text:p text:style-name="P7"><text:span text:style-name="T5">$ apt install</text:span> gdb-avr simulavr <text:span text:style-name="T5">-</text:span><text:span text:style-name="T6">y</text:span></text:p>
          </table:table-cell>
        </table:table-row>
      </table:table>
      <text:p text:style-name="P8"><text:bookmark-end text:name="__DdeLink__290_1146808578"/></text:p>
      <text:h text:style-name="P16" text:outline-level="5">From DARWIN-AMD64||ARM64 for AVR Microcontrollers</text:h>
      <text:p text:style-name="P8"><text:span text:style-name="T4">On </text:span><text:span text:style-name="T3">darwin-amd64</text:span><text:span text:style-name="T4"> or </text:span><text:span text:style-name="T3">darwin-arm64</text:span><text:span text:style-name="T4"> (Apple M-Series CPU) MacOS OSes, </text:span>you may want to install external cross-compilers <text:span text:style-name="T4">manually</text:span> <text:span text:style-name="T4">as shown in Table </text:span><text:span text:style-name="T4"><text:sequence-ref text:reference-format="category-and-value" text:ref-name="refText1">1.1.1.1.2.1</text:sequence-ref></text:span><text:span text:style-name="T4">. See </text:span><text:a xlink:type="simple" xlink:href="https://github.com/osx-cross/homebrew-avr#installing-homebrew-avr-formulae" text:style-name="Internet_20_link" text:visited-style-name="Visited_20_Internet_20_Link"><text:span text:style-name="T4">https://github.com/osx-cross/homebrew-avr#installing-homebrew-avr-formulae</text:span></text:a><text:span text:style-name="T4"> for more info.</text:span></text:p>
      <text:p text:style-name="Table"><text:span text:style-name="T4">Table</text:span> <text:sequence text:ref-name="refText1" text:name="Text" text:formula="ooow:Text+1" style:num-format="1">1.1.1.1.2.1</text:sequence>: <text:span text:style-name="T4">Manual commands for install AVR C Compilers for MacOS</text:span></text:p>
      <table:table table:name="Table3" table:style-name="Table3">
        <table:table-column table:style-name="Table3.A"/>
        <table:table-row>
          <table:table-cell table:style-name="Table3.A1" office:value-type="string">
            <text:p text:style-name="P9">$ brew tap osx-cross/avr</text:p>
            <text:p text:style-name="P9">$ brew install avr-gcc </text:p>
          </table:table-cell>
        </table:table-row>
      </table:table>
      <text:p text:style-name="P8"/>
      <text:h text:style-name="Heading_20_5" text:outline-level="5"><text:soft-page-break/>From Windows for Windows <text:span text:style-name="T4">Microprocessor CPU Targets</text:span></text:h>
      <text:p text:style-name="P8">On Windows host machine, when Chocolatey (<text:a xlink:type="simple" xlink:href="https://community.chocolatey.org/" text:style-name="Internet_20_link" text:visited-style-name="Visited_20_Internet_20_Link">https://community.chocolatey.org/</text:a>) is used, <text:span text:style-name="T4">AutomataCI can setup </text:span>the <text:span text:style-name="T4">packages shown in Table </text:span><text:span text:style-name="T4"><text:sequence-ref text:reference-format="category-and-value" text:ref-name="refText2">1.1.1.1.3.1</text:sequence-ref></text:span><text:span text:style-name="T4">.</text:span></text:p>
      <text:p text:style-name="Table"><text:span text:style-name="T4">Table</text:span> <text:sequence text:ref-name="refText2" text:name="Text" text:formula="ooow:Text+1" style:num-format="1">1.1.1.1.3.1</text:sequence>: <text:span text:style-name="T4">Manual Commands for setting up Windows Microprocessor CPU target</text:span></text:p>
      <table:table table:name="Table4" table:style-name="Table4">
        <table:table-column table:style-name="Table4.A"/>
        <table:table-row>
          <table:table-cell table:style-name="Table4.A1" office:value-type="string">
            <text:p text:style-name="P9"><text:span text:style-name="T5">$ choco install</text:span> gcc-arm-embedded <text:span text:style-name="T5">-y</text:span></text:p>
            <text:p text:style-name="P9"><text:span text:style-name="T5">$ choco install</text:span> mingw <text:span text:style-name="T5">-y</text:span></text:p>
            <text:p text:style-name="P9"><text:span text:style-name="T5">$ choco install</text:span> emscripten <text:span text:style-name="T5">-y # NOTE: there is a bug causing this to fail</text:span></text:p>
          </table:table-cell>
        </table:table-row>
      </table:table>
      <text:p text:style-name="P8"/>
      <text:p text:style-name="P10">Due to the extreme complexities operating C Programming Language on Windows OS, AutomataCI does not support C/C++ cross-compilation capabilities (as in FROM windows FOR elsewhere).</text:p>
      <text:p text:style-name="P8">Also, AutomataCI does not support proprietary C/C++ development (e.g. C# and VS related products). They are likely comes with their own IDE system and AutomataCI encourages you to use them instead <text:span text:style-name="T4">of AutomataCI.</text:span></text:p>
      <text:h text:style-name="P17" text:outline-level="5">From Linux-AMD64 for Known Microprocessor CPU Targets</text:h>
      <text:p text:style-name="P11">AutomataCI supports all known cross-compilers made available via Linux Host’s native software distributions. Alternatively, one can also supplement (although not recommended) missing compilers via the Homebrew ecosystem. For Debian OS, Table <text:sequence-ref text:reference-format="category-and-value" text:ref-name="refText3">1.1.1.1.4.1</text:sequence-ref><text:s/>tabulated all the manual commands for setting up the cross-compilers without altering the distribution architectures.</text:p>
      <text:p text:style-name="Table"><text:bookmark-start text:name="__DdeLink__298_1146808578"/>Table <text:sequence text:ref-name="refText3" text:name="Text" text:formula="ooow:Text+1" style:num-format="1">1.1.1.1.4.1</text:sequence>: Manual commands for installing C cross-compilers for Linux Debian</text:p>
      <table:table table:name="Table5" table:style-name="Table5">
        <table:table-column table:style-name="Table5.A"/>
        <table:table-row>
          <table:table-cell table:style-name="Table5.A1" office:value-type="string">
            <text:p text:style-name="P7"><text:span text:style-name="T6">$ apt install </text:span><text:span text:style-name="T8">build-essential crossbuild-essential-amd64</text:span><text:span text:style-name="T6"> \</text:span></text:p>
            <text:p text:style-name="P7"><text:span text:style-name="T6"><text:tab/></text:span><text:span text:style-name="T8">crossbuild-essential-arm64</text:span><text:span text:style-name="T6"> \</text:span></text:p>
            <text:p text:style-name="P7"><text:span text:style-name="T6"><text:tab/></text:span><text:span text:style-name="T8">crossbuild-essential-armel</text:span><text:span text:style-name="T6"> \</text:span></text:p>
            <text:p text:style-name="P7"><text:span text:style-name="T6"><text:tab/></text:span><text:span text:style-name="T8">crossbuild-essential-armhf</text:span><text:span text:style-name="T6"> \</text:span></text:p>
            <text:p text:style-name="P7"><text:span text:style-name="T6"><text:tab/></text:span><text:span text:style-name="T8">crossbuild-essential-i386</text:span><text:span text:style-name="T6"> \</text:span></text:p>
            <text:p text:style-name="P7"><text:span text:style-name="T6"><text:tab/></text:span><text:span text:style-name="T8">crossbuild-essential-mips</text:span><text:span text:style-name="T6"> \</text:span></text:p>
            <text:p text:style-name="P7"><text:span text:style-name="T6"><text:tab/></text:span><text:span text:style-name="T8">crossbuild-essential-mips64</text:span><text:span text:style-name="T6"> \ </text:span></text:p>
            <text:p text:style-name="P7"><text:span text:style-name="T6"><text:tab/></text:span><text:span text:style-name="T8">crossbuild-essential-mips64el</text:span><text:span text:style-name="T6"> \ </text:span></text:p>
            <text:p text:style-name="P7"><text:span text:style-name="T6"><text:tab/></text:span><text:span text:style-name="T8">crossbuild-essential-mips64r6</text:span><text:span text:style-name="T6"> \ </text:span></text:p>
            <text:p text:style-name="P7"><text:span text:style-name="T6"><text:tab/></text:span><text:span text:style-name="T8">crossbuild-essential-mips64r6el</text:span><text:span text:style-name="T6"> \ </text:span></text:p>
            <text:p text:style-name="P7"><text:span text:style-name="T6"><text:tab/></text:span><text:span text:style-name="T8">crossbuild-essential-mipsel</text:span><text:span text:style-name="T6"> \ </text:span></text:p>
            <text:p text:style-name="P7"><text:span text:style-name="T6"><text:tab/></text:span><text:span text:style-name="T8">crossbuild-essential-mipsr6</text:span><text:span text:style-name="T6"> \ </text:span></text:p>
            <text:p text:style-name="P7"><text:span text:style-name="T6"><text:tab/></text:span><text:span text:style-name="T8">crossbuild-essential-mipsr6el</text:span><text:span text:style-name="T6"> \ </text:span></text:p>
            <text:p text:style-name="P7"><text:span text:style-name="T6"><text:tab/></text:span><text:span text:style-name="T8">crossbuild-essential-powerpc</text:span><text:span text:style-name="T6"> \ </text:span></text:p>
            <text:p text:style-name="P7"><text:span text:style-name="T6"><text:tab/></text:span><text:span text:style-name="T8">crossbuild-essential-ppc64el</text:span><text:span text:style-name="T6"> \ </text:span></text:p>
            <text:p text:style-name="P7"><text:span text:style-name="T6"><text:tab/></text:span><text:span text:style-name="T8">crossbuild-essential-s390x</text:span><text:span text:style-name="T6"> \</text:span></text:p>
            <text:p text:style-name="P12"><text:tab/>-y</text:p>
            <text:p text:style-name="P12"/>
            <text:p text:style-name="P13"><text:span text:style-name="T6">$ brew install </text:span><text:span text:style-name="T8">gcc</text:span><text:span text:style-name="T6"> \</text:span></text:p>
            <text:p text:style-name="P13"><text:span text:style-name="T6"><text:tab/></text:span><text:span text:style-name="T8">aarch64-elf-gcc</text:span><text:span text:style-name="T6"> \</text:span></text:p>
            <text:p text:style-name="P13"><text:span text:style-name="T6"><text:tab/></text:span><text:span text:style-name="T8">arm-none-eabi-gcc</text:span><text:span text:style-name="T6"> \</text:span></text:p>
            <text:p text:style-name="P13"><text:span text:style-name="T6"><text:tab/></text:span><text:span text:style-name="T8">riscv64-elf-gcc</text:span><text:span text:style-name="T6"> \</text:span></text:p>
            <text:p text:style-name="P13"><text:span text:style-name="T6"><text:tab/></text:span><text:span text:style-name="T8">x86_64-elf-gcc</text:span><text:span text:style-name="T6"> \</text:span></text:p>
            <text:p text:style-name="P13"><text:span text:style-name="T6"><text:tab/></text:span><text:span text:style-name="T8">i686-elf-gcc</text:span><text:span text:style-name="T6"> \</text:span></text:p>
            <text:p text:style-name="P13"><text:span text:style-name="T6"><text:tab/></text:span><text:span text:style-name="T8">mingw-w64</text:span><text:span text:style-name="T6"> \ </text:span></text:p>
            <text:p text:style-name="P13"><text:span text:style-name="T6"><text:tab/></text:span><text:span text:style-name="T8">llvm</text:span><text:span text:style-name="T6"> \ </text:span></text:p>
            <text:p text:style-name="P13"><text:tab/><text:span text:style-name="T7">emscripten</text:span></text:p>
          </table:table-cell>
        </table:table-row>
      </table:table>
      <text:p text:style-name="P8"><text:bookmark-end text:name="__DdeLink__298_114680857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3</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2</text:page-number><text:s/><text:span text:style-name="MT1">of </text:span><text:page-count>3</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3</text:page-number><text:s/><text:span text:style-name="MT1">of </text:span><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22H58M57S</meta:editing-duration>
    <meta:editing-cycles>33</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5T18:48:53.959262394</dc:date>
    <dc:creator>Kean Ho Chew</dc:creator>
    <meta:document-statistic meta:table-count="4" meta:image-count="0" meta:object-count="0" meta:page-count="3" meta:paragraph-count="56" meta:word-count="498" meta:character-count="3746" meta:non-whitespace-character-count="3272"/>
    <meta:template xlink:type="simple" xlink:actuate="onRequest" xlink:title="Official Book" xlink:href="../../templates/Book.ott" meta:date="2023-11-17T20:33:17.245827505"/>
  </office:meta>
</office:document-meta>
</file>